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08f317" officeooo:paragraph-rsid="0008f317" fo:background-color="#ffffff"/>
    </style:style>
    <style:style style:name="P6" style:family="paragraph" style:parent-style-name="Standard">
      <style:text-properties fo:color="#000000" loext:opacity="100%" style:font-name="Droid Sans Mono" fo:font-size="10.5pt" fo:font-weight="normal" fo:background-color="#ffffff" style:font-size-asian="12.25pt" style:font-size-complex="14pt"/>
    </style:style>
    <style:style style:name="P7" style:family="paragraph" style:parent-style-name="Standard">
      <style:text-properties fo:color="#000000" loext:opacity="100%" style:font-name="Droid Sans Mono" fo:font-size="10.5pt" fo:font-weight="normal" officeooo:paragraph-rsid="000a0d3c" fo:background-color="#ffffff"/>
    </style:style>
    <style:style style:name="P8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9" style:family="paragraph" style:parent-style-name="Standard">
      <style:paragraph-properties style:line-height-at-least="0.503cm"/>
      <style:text-properties fo:color="#a31515" loext:opacity="100%" style:font-name="Droid Sans Mono" fo:font-size="10.5pt" fo:font-weight="normal" fo:background-color="#ffffff"/>
    </style:style>
    <style:style style:name="P10" style:family="paragraph" style:parent-style-name="Text_20_body">
      <style:text-properties officeooo:paragraph-rsid="000a0d3c"/>
    </style:style>
    <style:style style:name="P11" style:family="paragraph" style:parent-style-name="Text_20_body">
      <style:text-properties fo:color="#f10d0c" loext:opacity="100%" style:text-underline-style="solid" style:text-underline-width="auto" style:text-underline-color="font-color" officeooo:paragraph-rsid="000a0d3c"/>
    </style:style>
    <style:style style:name="P12" style:family="paragraph" style:parent-style-name="Heading_20_1">
      <style:text-properties fo:color="#000000" loext:opacity="100%" fo:font-size="14pt" style:text-underline-style="none" fo:font-weight="normal" officeooo:rsid="0007ae57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style:text-underline-style="none" fo:font-weight="normal" officeooo:rsid="0007ae57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style:text-underline-style="none" fo:font-weight="normal" officeooo:rsid="0007ae57" officeooo:paragraph-rsid="0007ae5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6" style:family="paragraph" style:parent-style-name="Standard">
      <style:paragraph-properties style:line-height-at-least="0.503cm"/>
      <style:text-properties fo:color="#0000ff" loext:opacity="100%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/>
      <style:text-properties fo:color="#0000ff" loext:opacity="100%" style:font-name="Droid Sans Mono" fo:font-size="10.5pt" fo:font-weight="normal" officeooo:rsid="0008f317" officeooo:paragraph-rsid="0008f317" fo:background-color="#ffffff"/>
    </style:style>
    <style:style style:name="P18" style:family="paragraph" style:parent-style-name="Standard">
      <style:paragraph-properties style:line-height-at-least="0.503cm"/>
      <style:text-properties fo:color="#a31515" loext:opacity="100%" style:font-name="Droid Sans Mono" fo:font-size="10.5pt" fo:font-weight="normal" fo:background-color="#ffffff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T1" style:family="text">
      <style:text-properties fo:color="#c9211e" loext:opacity="100%" fo:font-size="48pt" style:text-underline-style="solid" style:text-underline-width="auto" style:text-underline-color="font-color" fo:font-weight="bold" officeooo:rsid="0007ae57" style:font-size-asian="48pt" style:font-weight-asian="bold" style:font-size-complex="48pt" style:font-weight-complex="bold"/>
    </style:style>
    <style:style style:name="T2" style:family="text">
      <style:text-properties style:text-underline-style="none" officeooo:rsid="0007ae57" style:font-weight-asian="normal" style:font-weight-complex="normal"/>
    </style:style>
    <style:style style:name="T3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6" style:family="text">
      <style:text-properties fo:color="#0000ff" loext:opacity="100%" style:text-underline-style="none" officeooo:rsid="0007ae57" style:font-weight-asian="normal" style:font-weight-complex="normal"/>
    </style:style>
    <style:style style:name="T7" style:family="text">
      <style:text-properties fo:color="#a31515" loext:opacity="100%"/>
    </style:style>
    <style:style style:name="T8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9" style:family="text">
      <style:text-properties fo:color="#098658" loext:opacity="100%"/>
    </style:style>
    <style:style style:name="T10" style:family="text">
      <style:text-properties fo:color="#f10d0c" loext:opacity="100%"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57"/><text:span text:style-name="T1">DSA</text:span></text:p>
      <text:p text:style-name="P13"/>
      <text:p text:style-name="P14">04/ 08/2025</text:p>
      <text:p text:style-name="P14">---------------</text:p>
      <text:h text:style-name="P12" text:outline-level="1">🎯 আজকের টাস্ক:</text:h>
      <text:list xml:id="list2234181766" text:style-name="L1">
        <text:list-item>
          <text:p text:style-name="P20">নিচের তথ্যগুলো ইনপুট নাও ও প্রিন্ট করো:</text:p>
          <text:list>
            <text:list-item>
              <text:p text:style-name="P20">নাম (string)</text:p>
            </text:list-item>
            <text:list-item>
              <text:p text:style-name="P20">বয়স (int)</text:p>
            </text:list-item>
            <text:list-item>
              <text:p text:style-name="P20">পছন্দের সংখ্যা (float)</text:p>
            </text:list-item>
          </text:list>
        </text:list-item>
        <text:list-item>
          <text:p text:style-name="P20">নিচের মতো প্রিন্ট করো:</text:p>
        </text:list-item>
      </text:list>
      <text:p text:style-name="Preformatted_20_Text"/>
      <text:p text:style-name="P2"><text:span text:style-name="Source_20_Text">Hello Palash! You are 25 years old. Your lucky number is 3.14</text:span></text:p>
      <text:p text:style-name="Horizontal_20_Line"/>
      <text:h text:style-name="Heading_20_2" text:outline-level="2">✨ আজকের মূল শিক্ষা:</text:h>
      <text:list xml:id="list3676387406" text:style-name="L2">
        <text:list-item>
          <text:p text:style-name="P21">Go-এর প্রোগ্রাম কিভাবে শুরু হয়</text:p>
        </text:list-item>
        <text:list-item>
          <text:p text:style-name="P21">Variable কী</text:p>
        </text:list-item>
        <text:list-item>
          <text:p text:style-name="P21">Input/output কিভাবে কাজ করে</text:p>
        </text:list-item>
        <text:list-item>
          <text:p text:style-name="P21">Short-hand variable syntax</text:p>
        </text:list-item>
      </text:list>
      <text:p text:style-name="Horizontal_20_Line"/>
      <text:p text:style-name="Text_20_body">তুমি কোডটা চালিয়ে দেখো, কোনো সমস্যা হলে আমি পাশে আছি।<text:line-break/>তুমি করলে, আমি আগামীকাল <text:span text:style-name="Strong_20_Emphasis">Day 2: Loops &amp; Conditions</text:span> শুরু করব। 🔄</text:p>
      <text:p text:style-name="Text_20_body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MY Code</text:p>
      <text:p text:style-name="P5">=======</text:p>
      <text:p text:style-name="P4"/>
      <text:p text:style-name="P3"><text:span text:style-name="T5">package</text:span><text:span text:style-name="T3"> main</text:span></text:p>
      <text:p text:style-name="P3"><text:span text:style-name="T5">import</text:span><text:span text:style-name="T3"> </text:span><text:span text:style-name="T8">"fmt"</text:span></text:p>
      <text:p text:style-name="P4"><text:span text:style-name="T4">func</text:span> main() {</text:p>
      <text:p text:style-name="P4"/>
      <text:p text:style-name="P4"><text:span text:style-name="T4">var</text:span> name string = <text:span text:style-name="T7">"PALASH"</text:span></text:p>
      <text:p text:style-name="P4"><text:span text:style-name="T4">var</text:span> age int = <text:span text:style-name="T9">30</text:span></text:p>
      <text:p text:style-name="P4"><text:span text:style-name="T4">var</text:span> lucky_num float64 = <text:span text:style-name="T9">1</text:span></text:p>
      <text:p text:style-name="P3"/>
      <text:p text:style-name="P4">fmt.Print(<text:span text:style-name="T7">"Enter your Name : - "</text:span>)</text:p>
      <text:p text:style-name="P4">fmt.Scanln(&amp;name)</text:p>
      <text:p text:style-name="P4">fmt.Println(name)</text:p>
      <text:p text:style-name="P4">fmt.Print(<text:span text:style-name="T7">"Enter Your Age"</text:span>)</text:p>
      <text:p text:style-name="P4">fmt.Scanln(&amp;age)</text:p>
      <text:p text:style-name="P4">fmt.Println(age)</text:p>
      <text:p text:style-name="P4">fmt.Print(<text:span text:style-name="T7">"Enter Lucky Number :- "</text:span>)</text:p>
      <text:p text:style-name="P4">fmt.Scan(&amp;lucky_num)</text:p>
      <text:p text:style-name="P4">fmt.Println(lucky_num)</text:p>
      <text:p text:style-name="P8"/>
      <text:p text:style-name="P4">}</text:p>
      <text:p text:style-name="P4"><text:line-break/></text:p>
      <text:p text:style-name="Text_20_body">তোমার কোডটা একদম ঠিক কাজ করছে, তবে আমি এটাকে একটু <text:span text:style-name="Strong_20_Emphasis">clean, efficient, and professional</text:span> করে সাজিয়ে দিচ্ছি — যেন ভবিষ্যতে তুমি বড় প্রজেক্টেও এমন কোড লিখতে পারো।</text:p>
      <text:p text:style-name="Text_20_body"/>
      <text:p text:style-name="P6"><text:span text:style-name="T6">package</text:span><text:span text:style-name="T2"> main</text:span></text:p>
      <text:p text:style-name="P3"/>
      <text:p text:style-name="P4"><text:span text:style-name="T4">import</text:span> (</text:p>
      <text:p text:style-name="P9">"fmt"</text:p>
      <text:p text:style-name="P4">)</text:p>
      <text:p text:style-name="P3"/>
      <text:p text:style-name="P4"><text:span text:style-name="T4">func</text:span> main() {</text:p>
      <text:p text:style-name="P4"><text:span text:style-name="T4">var</text:span> (</text:p>
      <text:p text:style-name="P4"><text:tab/>name <text:span text:style-name="T4">string</text:span></text:p>
      <text:p text:style-name="P4"><text:tab/>age <text:span text:style-name="T4">int</text:span></text:p>
      <text:p text:style-name="P4"><text:tab/>luckyNum <text:span text:style-name="T4">float64</text:span></text:p>
      <text:p text:style-name="P4">)</text:p>
      <text:p text:style-name="P3"/>
      <text:p text:style-name="P4">fmt.Print(<text:span text:style-name="T7">"Enter your Name: "</text:span>)</text:p>
      <text:p text:style-name="P4">fmt.Scanln(&amp;name)</text:p>
      <text:p text:style-name="P3"/>
      <text:p text:style-name="P4">fmt.Print(<text:span text:style-name="T7">"Enter your Age: "</text:span>)</text:p>
      <text:p text:style-name="P4">fmt.Scanln(&amp;age)</text:p>
      <text:p text:style-name="P3"/>
      <text:p text:style-name="P4">fmt.Print(<text:span text:style-name="T7">"Enter your Lucky Number: "</text:span>)</text:p>
      <text:p text:style-name="P4">fmt.Scanln(&amp;luckyNum)</text:p>
      <text:p text:style-name="P3"/>
      <text:p text:style-name="P4"><text:soft-page-break/>fmt.Println(<text:span text:style-name="T7">"\n--- Output ---"</text:span>)</text:p>
      <text:p text:style-name="P4">fmt.Printf(<text:span text:style-name="T7">"Hello, %s!\n"</text:span>, name)</text:p>
      <text:p text:style-name="P4">fmt.Printf(<text:span text:style-name="T7">"You are %d years old.\n"</text:span>, age)</text:p>
      <text:p text:style-name="P4">fmt.Printf(<text:span text:style-name="T7">"Your lucky number is %.2f\n"</text:span>, luckyNum)</text:p>
      <text:p text:style-name="P4">}</text:p>
      <text:p text:style-name="P4"/>
      <text:p text:style-name="P13">amar error hoche .</text:p>
      <text:h text:style-name="Heading_20_6" text:outline-level="6">ChatGPT said:</text:h>
      <text:p text:style-name="Text_20_body">ঠিক আছে — তুমি একদম ঠিক জায়গায় এসেছো।<text:line-break/>আমি তোমার <text:span text:style-name="Strong_20_Emphasis">error</text:span> দেখে ঠিক করে দেবো। শুধু আমাকে নিচের দুটি জিনিস দাও:</text:p>
      <text:p text:style-name="Horizontal_20_Line"/>
      <text:h text:style-name="Heading_20_2" text:outline-level="2">✅ আমি কী চাই:</text:h>
      <text:list xml:id="list927341024" text:style-name="L3">
        <text:list-item>
          <text:p text:style-name="P22">✅ <text:span text:style-name="Strong_20_Emphasis">তুমি যে কোড লিখেছো সেটার পুরোটা</text:span> এখানে paste করো</text:p>
        </text:list-item>
        <text:list-item>
          <text:p text:style-name="P22">✅ <text:span text:style-name="Strong_20_Emphasis">Error message টা হুবহু লিখে দাও</text:span> (যেমন: <text:span text:style-name="Source_20_Text">undefined: something</text:span>, <text:span text:style-name="Source_20_Text">cannot use ...</text:span>, ইত্যাদি)</text:p>
        </text:list-item>
      </text:list>
      <text:p text:style-name="Horizontal_20_Line"/>
      <text:p text:style-name="Text_20_body">এই দুটো পেলেই আমি:</text:p>
      <text:p text:style-name="Text_20_body">🔧 ভুল ধরব<text:line-break/>🛠️ ঠিক করে দেব<text:line-break/>🧠 ব্যাখ্যা করব <text:span text:style-name="Emphasis">কেন ভুল হলো</text:span></text:p>
      <text:p text:style-name="Horizontal_20_Line"/>
      <text:p text:style-name="Text_20_body">তাহলে, <text:span text:style-name="Strong_20_Emphasis">তোমার কোড আর error-msg</text:span> টা এখনই পাঠাও — আমি রেডি! 🧑‍💻💬</text:p>
      <text:h text:style-name="Heading_20_5" text:outline-level="5">You said:</text:h>
      <text:p text:style-name="P11">code</text:p>
      <text:p text:style-name="P7"><text:span text:style-name="T4">package</text:span> main</text:p>
      <text:p text:style-name="P3"/>
      <text:p text:style-name="P4"><text:span text:style-name="T4">import</text:span> <text:span text:style-name="T7">"fmt"</text:span></text:p>
      <text:p text:style-name="P3"/>
      <text:p text:style-name="P4"><text:span text:style-name="T4">func</text:span> main() {</text:p>
      <text:p text:style-name="P4"><text:span text:style-name="T4">var</text:span> (</text:p>
      <text:p text:style-name="P4">name <text:span text:style-name="T4">string</text:span></text:p>
      <text:p text:style-name="P4">age <text:span text:style-name="T4">int</text:span></text:p>
      <text:p text:style-name="P4">lucky_num <text:span text:style-name="T4">float64</text:span></text:p>
      <text:p text:style-name="P4">)</text:p>
      <text:p text:style-name="P3"/>
      <text:p text:style-name="P4">fmt.Print(<text:span text:style-name="T7">"Enter Youe Name:- "</text:span>)</text:p>
      <text:p text:style-name="P4">fmt.Scanln(&amp;name)</text:p>
      <text:p text:style-name="P3"/>
      <text:p text:style-name="P4">fmt.Print(<text:span text:style-name="T7">"Enter Your Age:- "</text:span>)</text:p>
      <text:p text:style-name="P4">fmt.Scanln(&amp;age)</text:p>
      <text:p text:style-name="P3"><text:soft-page-break/></text:p>
      <text:p text:style-name="P4">fmt.Print(<text:span text:style-name="T7">"Enter Your Lucky Number:- "</text:span>)</text:p>
      <text:p text:style-name="P4">fmt.Scanln(&amp;lucky_num)</text:p>
      <text:p text:style-name="P3"/>
      <text:p text:style-name="P4">fmt.Println(<text:span text:style-name="T7">"\n-- OUTPUT--"</text:span>)</text:p>
      <text:p text:style-name="P4">fmt.Printf(<text:span text:style-name="T7">"Hello %s \n"</text:span>, name)</text:p>
      <text:p text:style-name="P4">fmt.Printf(<text:span text:style-name="T7">"Your Age %d \n"</text:span>, age)</text:p>
      <text:p text:style-name="P4">fmt.Printf(<text:span text:style-name="T7">"Your Lucky Number %.2f \n"</text:span>, lucky_num)</text:p>
      <text:p text:style-name="P3"/>
      <text:p text:style-name="P4">}</text:p>
      <text:p text:style-name="P4"/>
      <text:p text:style-name="P10"><text:s/><text:span text:style-name="T10">error</text:span> <text:s/></text:p>
      <text:p text:style-name="P10">Enter Youe Name:- PALASH KAYAL</text:p>
      <text:p text:style-name="P10">Enter Your Age:- </text:p>
      <text:p text:style-name="P10">Enter Your Lucky Number:- -- </text:p>
      <text:p text:style-name="P10">OUTPUT-- </text:p>
      <text:p text:style-name="P10">Hello PALASH :- </text:p>
      <text:p text:style-name="P10">Your Age 0:-</text:p>
      <text:p text:style-name="P10">Your Lucky Number 0.000000 :- </text:p>
      <text:h text:style-name="Heading_20_6" text:outline-level="6">ChatGPT said:</text:h>
      <text:p text:style-name="Text_20_body">খুব ভালো, তুমি দারুণ চেষ্টা করছো! 👏<text:line-break/>তোমার কোডে একটা ছোট্ট ভুল হয়েছে — যা প্রায় সবাই করে। সেটা আমি <text:span text:style-name="Strong_20_Emphasis">স্পষ্টভাবে বুঝিয়ে বলছি</text:span>:</text:p>
      <text:p text:style-name="Horizontal_20_Line"/>
      <text:h text:style-name="Heading_20_2" text:outline-level="2">🛠️ সমস্যার মূল কারণ: <text:span text:style-name="Source_20_Text">fmt.Scanln(&amp;name)</text:span> একটাই শব্দ নেয়</text:h>
      <text:p text:style-name="Text_20_body">তুমি লিখেছো:</text:p>
      <text:p text:style-name="Preformatted_20_Text">ruby</text:p>
      <text:p text:style-name="Preformatted_20_Text">CopyEdit</text:p>
      <text:p text:style-name="P2"><text:span text:style-name="Source_20_Text">Enter Youe Name:- PALASH KAYAL</text:span></text:p>
      <text:p text:style-name="Text_20_body">কিন্তু <text:span text:style-name="Source_20_Text">fmt.Scanln(&amp;name)</text:span> কেবল <text:span text:style-name="Source_20_Text">PALASH</text:span> নেয়।<text:line-break/><text:span text:style-name="Source_20_Text">KAYAL</text:span> তখন <text:span text:style-name="Strong_20_Emphasis">buffer-এ থেকে যায়</text:span>, এবং Age ইনপুট নেবার সময় কিছুই নেয় না।<text:line-break/>তাই <text:span text:style-name="Source_20_Text">age</text:span> ও <text:span text:style-name="Source_20_Text">lucky_num</text:span> = 0 হয়ে যায়।</text:p>
      <text:p text:style-name="Horizontal_20_Line"/>
      <text:h text:style-name="Heading_20_2" text:outline-level="2">✅ সমাধান ১: পুরো লাইন নাও <text:span text:style-name="Source_20_Text">bufio</text:span> দিয়ে</text:h>
      <text:p text:style-name="Text_20_body">এটা সবচেয়ে সঠিক ও পেশাদার সমাধান।</text:p>
      <text:p text:style-name="Preformatted_20_Text">go</text:p>
      <text:p text:style-name="Preformatted_20_Text">CopyEdit</text:p>
      <text:p text:style-name="Preformatted_20_Text"/>
      <text:p text:style-name="Preformatted_20_Text"/>
      <text:p text:style-name="Preformatted_20_Text"><text:soft-page-break/></text:p>
      <text:p text:style-name="P1"><text:span text:style-name="Source_20_Text">package main</text:span></text:p>
      <text:p text:style-name="P1"/>
      <text:p text:style-name="P1"><text:span text:style-name="Source_20_Text">import (</text:span></text:p>
      <text:p text:style-name="P1"><text:span text:style-name="Source_20_Text"><text:s text:c="4"/>"bufio"</text:span></text:p>
      <text:p text:style-name="P1"><text:span text:style-name="Source_20_Text"><text:s text:c="4"/>"fmt"</text:span></text:p>
      <text:p text:style-name="P1"><text:span text:style-name="Source_20_Text"><text:s text:c="4"/>"os"</text:span></text:p>
      <text:p text:style-name="P1"><text:span text:style-name="Source_20_Text"><text:s text:c="4"/>"strconv"</text:span></text:p>
      <text:p text:style-name="P1"><text:span text:style-name="Source_20_Text"><text:s text:c="4"/>"strings"</text:span></text:p>
      <text:p text:style-name="P1"><text:span text:style-name="Source_20_Text">)</text:span></text:p>
      <text:p text:style-name="P1"/>
      <text:p text:style-name="P1"><text:span text:style-name="Source_20_Text">func main() {</text:span></text:p>
      <text:p text:style-name="P1"><text:span text:style-name="Source_20_Text"><text:s text:c="4"/>reader := bufio.NewReader(os.Stdin)</text:span></text:p>
      <text:p text:style-name="P1"/>
      <text:p text:style-name="P1"><text:span text:style-name="Source_20_Text"><text:s text:c="4"/>fmt.Print("Enter your Name: ")</text:span></text:p>
      <text:p text:style-name="P1"><text:span text:style-name="Source_20_Text"><text:s text:c="4"/>name, _ := reader.ReadString('\n')</text:span></text:p>
      <text:p text:style-name="P1"><text:span text:style-name="Source_20_Text"><text:s text:c="4"/>name = strings.TrimSpace(name)</text:span></text:p>
      <text:p text:style-name="P1"/>
      <text:p text:style-name="P1"><text:span text:style-name="Source_20_Text"><text:s text:c="4"/>fmt.Print("Enter your Age: ")</text:span></text:p>
      <text:p text:style-name="P1"><text:span text:style-name="Source_20_Text"><text:s text:c="4"/>ageInput, _ := reader.ReadString('\n')</text:span></text:p>
      <text:p text:style-name="P1"><text:span text:style-name="Source_20_Text"><text:s text:c="4"/>ageInput = strings.TrimSpace(ageInput)</text:span></text:p>
      <text:p text:style-name="P1"><text:span text:style-name="Source_20_Text"><text:s text:c="4"/>age, _ := strconv.Atoi(ageInput)</text:span></text:p>
      <text:p text:style-name="P1"/>
      <text:p text:style-name="P1"><text:span text:style-name="Source_20_Text"><text:s text:c="4"/>fmt.Print("Enter your Lucky Number: ")</text:span></text:p>
      <text:p text:style-name="P1"><text:span text:style-name="Source_20_Text"><text:s text:c="4"/>luckyInput, _ := reader.ReadString('\n')</text:span></text:p>
      <text:p text:style-name="P1"><text:span text:style-name="Source_20_Text"><text:s text:c="4"/>luckyInput = strings.TrimSpace(luckyInput)</text:span></text:p>
      <text:p text:style-name="P1"><text:span text:style-name="Source_20_Text"><text:s text:c="4"/>luckyNum, _ := strconv.ParseFloat(luckyInput, 64)</text:span></text:p>
      <text:p text:style-name="P1"/>
      <text:p text:style-name="P1"><text:span text:style-name="Source_20_Text"><text:s text:c="4"/>fmt.Println("\n--- OUTPUT ---")</text:span></text:p>
      <text:p text:style-name="P1"><text:span text:style-name="Source_20_Text"><text:s text:c="4"/>fmt.Printf("Hello %s\n", name)</text:span></text:p>
      <text:p text:style-name="P1"><text:span text:style-name="Source_20_Text"><text:s text:c="4"/>fmt.Printf("Your Age: %d\n", age)</text:span></text:p>
      <text:p text:style-name="P1"><text:span text:style-name="Source_20_Text"><text:s text:c="4"/>fmt.Printf("Your Lucky Number: %.2f\n", luckyNum)</text:span></text:p>
      <text:p text:style-name="P2"><text:span text:style-name="Source_20_Text">}</text:span></text:p>
      <text:p text:style-name="Horizontal_20_Line"/>
      <text:h text:style-name="Heading_20_2" text:outline-level="2">✅ সমাধান ২ (সরল): শুধু এক শব্দ নাও</text:h>
      <text:p text:style-name="Text_20_body">তুমি যদি এখনই <text:span text:style-name="Source_20_Text">bufio</text:span> না শিখতে চাও, তবে:</text:p>
      <text:p text:style-name="Text_20_body">👉 নাম ইনপুট দেবার সময় <text:span text:style-name="Strong_20_Emphasis">একটাই শব্দ দাও</text:span> (যেমন <text:span text:style-name="Source_20_Text">PALASH</text:span>)<text:line-break/>না হলে <text:span text:style-name="Source_20_Text">name</text:span>-এর পরের শব্দটা <text:span text:style-name="Source_20_Text">age</text:span> হিসেবে ধরবে — ভুল করবে।</text:p>
      <text:p text:style-name="Horizontal_20_Line"/>
      <text:h text:style-name="Heading_20_2" text:outline-level="2">✍️ প্র্যাকটিস টিপস:</text:h>
      <text:list xml:id="list1769700485" text:style-name="L4">
        <text:list-item>
          <text:p text:style-name="P23">একাধিক শব্দের ইনপুট → <text:span text:style-name="Source_20_Text">bufio + strings + strconv</text:span> combo</text:p>
        </text:list-item>
        <text:list-item>
          <text:p text:style-name="P23">এক শব্দ → <text:span text:style-name="Source_20_Text">fmt.Scanln()</text:span> যথেষ্ট</text:p>
        </text:list-item>
      </text:list>
      <text:p text:style-name="Horizontal_20_Line"/>
      <text:h text:style-name="Heading_20_2" text:outline-level="2">✅ তোমার শেখা এগোচ্ছে — অনেক ভালোভাবে!</text:h>
      <text:p text:style-name="Text_20_body">তুমি কি চাইলে আমি তোমার এই কোডটা দিয়ে নতুন একটা টাস্ক দিই?<text:line-break/>নাকি তুমি চাইবে এখন <text:span text:style-name="Source_20_Text">Condition</text:span> বা <text:span text:style-name="Source_20_Text">If/Else</text:span> শেখা শুরু করতে?</text:p>
      <text:p text:style-name="P4"><text:soft-page-break/><text:span text:style-name="T4"/></text:p>
      <text:p text:style-name="P4"><text:span text:style-name="T4"/></text:p>
      <text:p text:style-name="P4"><text:span text:style-name="T4">package</text:span> main</text:p>
      <text:p text:style-name="P3"/>
      <text:p text:style-name="P4"><text:span text:style-name="T4">import</text:span> (</text:p>
      <text:p text:style-name="P9">"bufio"</text:p>
      <text:p text:style-name="P9">"fmt"</text:p>
      <text:p text:style-name="P9">"os"</text:p>
      <text:p text:style-name="P9">"strconv"</text:p>
      <text:p text:style-name="P9">"strings"</text:p>
      <text:p text:style-name="P4">)</text:p>
      <text:p text:style-name="P3"/>
      <text:p text:style-name="P4"><text:span text:style-name="T4">func</text:span> main() {</text:p>
      <text:p text:style-name="P4">reader := bufio.NewReader(os.Stdin)</text:p>
      <text:p text:style-name="P3"/>
      <text:p text:style-name="P4">fmt.Print(<text:span text:style-name="T7">"Enter Your Name :-"</text:span>)</text:p>
      <text:p text:style-name="P4">name, _ := reader.ReadString(<text:span text:style-name="T7">'\n'</text:span>)</text:p>
      <text:p text:style-name="P4">name = strings.TrimSpace(name)</text:p>
      <text:p text:style-name="P3"/>
      <text:p text:style-name="P4">fmt.Print(<text:span text:style-name="T7">"Enter Your AGE :-"</text:span>)</text:p>
      <text:p text:style-name="P4">ageInput, _ := reader.ReadString(<text:span text:style-name="T7">'\n'</text:span>)</text:p>
      <text:p text:style-name="P4">ageInput = strings.TrimSpace(ageInput)</text:p>
      <text:p text:style-name="P4">age, _ := strconv.Atoi(ageInput)</text:p>
      <text:p text:style-name="P3"/>
      <text:p text:style-name="P4">fmt.Print(<text:span text:style-name="T7">"Enter Your Lucky Number :-"</text:span>)</text:p>
      <text:p text:style-name="P4">luckyInput, _ := reader.ReadString(<text:span text:style-name="T7">'\n'</text:span>)</text:p>
      <text:p text:style-name="P4">luckyInput = strings.TrimSpace(luckyInput)</text:p>
      <text:p text:style-name="P4">luckyNum, _ := strconv.ParseFloat(luckyInput, <text:span text:style-name="T9">64</text:span>)</text:p>
      <text:p text:style-name="P3"/>
      <text:p text:style-name="P4">fmt.Println(<text:span text:style-name="T7">"\n--OUTPUT--"</text:span>)</text:p>
      <text:p text:style-name="P4">fmt.Printf(<text:span text:style-name="T7">"Hello %s\n"</text:span>, name)</text:p>
      <text:p text:style-name="P4">fmt.Printf(<text:span text:style-name="T7">"your AGE : %d\n"</text:span>, age)</text:p>
      <text:p text:style-name="P4">fmt.Printf(<text:span text:style-name="T7">"Your Lucky Number: %.2f\n"</text:span>, luckyNum)</text:p>
      <text:p text:style-name="P3"/>
      <text:p text:style-name="P4">}</text:p>
      <text:p text:style-name="P4"/>
      <text:p text:style-name="Text_20_body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4:29:15.774958699</meta:creation-date>
    <dc:date>2025-08-05T20:54:06.029873940</dc:date>
    <meta:editing-duration>PT3H30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167" meta:word-count="695" meta:character-count="4196" meta:non-whitespace-character-count="3526"/>
  </office:meta>
</office:document-meta>
</file>